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C00000241DEFCAEDFD58C9AC1.png" manifest:media-type="image/png"/>
  <manifest:file-entry manifest:full-path="Pictures/10000000000002E1000001DFF0F24A93A810A282.png" manifest:media-type="image/png"/>
  <manifest:file-entry manifest:full-path="Pictures/100000000000030200000258600FF17FD5C9044B.png" manifest:media-type="image/png"/>
  <manifest:file-entry manifest:full-path="Pictures/10000000000002FE000002571B9873FA9E680658.png" manifest:media-type="image/png"/>
  <manifest:file-entry manifest:full-path="Pictures/10000000000002FD00000247D546EC31FD052DC8.png" manifest:media-type="image/png"/>
  <manifest:file-entry manifest:full-path="Pictures/10000000000002FE000002476FDA2E94B5204A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f5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1425in" svg:y="-0.6665in" svg:width="6.1417in" svg:height="3.9917in" draw:z-index="0"><draw:image xlink:href="Pictures/10000000000002E1000001DFF0F24A93A810A282.png" xlink:type="simple" xlink:show="embed" xlink:actuate="onLoad" draw:mime-type="image/png"/></draw:frame></text:p>
      <text:p text:style-name="P1"><draw:frame draw:style-name="fr1" draw:name="Imagen2" text:anchor-type="char" svg:x="0.1425in" svg:y="0.0752in" svg:width="6.1339in" svg:height="4.9917in" draw:z-index="1"><draw:image xlink:href="Pictures/10000000000002FE000002571B9873FA9E680658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4" text:anchor-type="char" svg:x="0.0693in" svg:y="-0.648in" svg:width="6.3984in" svg:height="4.3634in" draw:z-index="3"><draw:image xlink:href="Pictures/10000000000002FD00000247D546EC31FD052DC8.png" xlink:type="simple" xlink:show="embed" xlink:actuate="onLoad" draw:mime-type="image/png"/></draw:frame><text:soft-page-break/></text:p>
      <text:p text:style-name="P1"><draw:frame draw:style-name="fr1" draw:name="Imagen3" text:anchor-type="char" svg:x="0.0299in" svg:y="0.1083in" svg:width="6.4165in" svg:height="5in" draw:z-index="2"><draw:image xlink:href="Pictures/100000000000030200000258600FF17FD5C904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text:s/><draw:frame draw:style-name="fr1" draw:name="Imagen5" text:anchor-type="char" svg:x="-0.0575in" svg:y="-0.6in" svg:width="6.5008in" svg:height="4.0598in" draw:z-index="4"><draw:image xlink:href="Pictures/100000000000030C00000241DEFCAEDFD58C9AC1.png" xlink:type="simple" xlink:show="embed" xlink:actuate="onLoad" draw:mime-type="image/png"/></draw:frame><draw:frame draw:style-name="fr1" draw:name="Imagen6" text:anchor-type="char" svg:x="-0.0744in" svg:y="3.6417in" svg:width="6.5256in" svg:height="4.8583in" draw:z-index="5"><draw:image xlink:href="Pictures/10000000000002FE000002476FDA2E94B5204A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9:26:42.108000000</meta:creation-date>
    <dc:date>2022-02-16T19:38:59.600000000</dc:date>
    <meta:editing-duration>PT2M7S</meta:editing-duration>
    <meta:editing-cycles>1</meta:editing-cycles>
    <meta:document-statistic meta:table-count="0" meta:image-count="6" meta:object-count="0" meta:page-count="3" meta:paragraph-count="1" meta:word-count="0" meta:character-count="1" meta:non-whitespace-character-count="0"/>
    <meta:generator>LibreOffice/7.0.4.2$Windows_X86_64 LibreOffice_project/dcf040e67528d9187c66b2379df5ea4407429775</meta:generator>
  </office:meta>
</office:document-meta>
</file>